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3083in" table:align="left"/>
    </style:style>
    <style:style style:name="Table1.A" style:family="table-column">
      <style:table-column-properties style:column-width="2.0188in"/>
    </style:style>
    <style:style style:name="Table1.B" style:family="table-column">
      <style:table-column-properties style:column-width="2.289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>
      <style:text-properties officeooo:rsid="0009c631"/>
    </style:style>
    <style:style style:name="P11" style:family="paragraph" style:parent-style-name="Text_20_body">
      <style:text-properties officeooo:rsid="0009c631" officeooo:paragraph-rsid="0009c631"/>
    </style:style>
    <style:style style:name="P12" style:family="paragraph" style:parent-style-name="Heading_20_2">
      <style:text-properties officeooo:rsid="0009c631" officeooo:paragraph-rsid="0009c631"/>
    </style:style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Java Tutorial: Classes, Objects, and Constructors</text:span></text:h>
      <text:h text:style-name="Heading_20_2" text:outline-level="2"><text:span text:style-name="Strong_20_Emphasis">1. Introduction to Classes and Objects</text:span></text:h>
      <text:p text:style-name="Text_20_body">Java is an object-oriented programming (OOP) language. The core concepts of OOP are:</text:p>
      <text:list text:style-name="L1">
        <text:list-item>
          <text:p text:style-name="P1"><text:span text:style-name="Strong_20_Emphasis">Classes</text:span>: Blueprints or templates for creating objects.</text:p>
        </text:list-item>
        <text:list-item>
          <text:p text:style-name="P1"><text:span text:style-name="Strong_20_Emphasis">Objects</text:span>: Instances of a class. They represent real-world entities.</text:p>
        </text:list-item>
      </text:list>
      <text:h text:style-name="Heading_20_3" text:outline-level="3"><text:span text:style-name="Strong_20_Emphasis">Key Points:</text:span></text:h>
      <text:list text:style-name="L2">
        <text:list-item>
          <text:p text:style-name="P2">A class defines the properties (attributes) and behaviors (methods) of an object.</text:p>
        </text:list-item>
        <text:list-item>
          <text:p text:style-name="P2">An object is created from a class and can interact with other objects.</text:p>
        </text:list-item>
      </text:list>
      <text:p text:style-name="Horizontal_20_Line"/>
      <text:h text:style-name="Heading_20_2" text:outline-level="2"><text:span text:style-name="Strong_20_Emphasis">2. What is a Class?</text:span></text:h>
      <text:p text:style-name="Text_20_body">A class is a blueprint for creating objects. It contains:</text:p>
      <text:list text:style-name="L3">
        <text:list-item>
          <text:p text:style-name="P3"><text:span text:style-name="Strong_20_Emphasis">Fields (Attributes)</text:span>: Variables that hold the state of an object.</text:p>
        </text:list-item>
        <text:list-item>
          <text:p text:style-name="P3"><text:span text:style-name="Strong_20_Emphasis">Methods (Behaviors)</text:span>: Functions that define the actions an object can perform.</text:p>
        </text:list-item>
      </text:list>
      <text:h text:style-name="Heading_20_3" text:outline-level="3"><text:span text:style-name="Strong_20_Emphasis">Syntax of a Class:</text:span></text:h>
      <text:p text:style-name="P4">java</text:p>
      <text:p text:style-name="Text_20_body">Copy</text:p>
      <text:p text:style-name="Preformatted_20_Text">class ClassName {</text:p>
      <text:p text:style-name="Preformatted_20_Text"><text:s text:c="4"/>// Fields (attributes)</text:p>
      <text:p text:style-name="Preformatted_20_Text"><text:s text:c="4"/>dataType fieldName;</text:p>
      <text:p text:style-name="Preformatted_20_Text"/>
      <text:p text:style-name="Preformatted_20_Text"><text:s text:c="4"/>// Methods (behaviors)</text:p>
      <text:p text:style-name="Preformatted_20_Text"><text:s text:c="4"/>returnType methodName(parameters) {</text:p>
      <text:p text:style-name="Preformatted_20_Text"><text:s text:c="8"/>// Method body</text:p>
      <text:p text:style-name="Preformatted_20_Text"><text:s text:c="4"/>}</text:p>
      <text:p text:style-name="P5">}</text:p>
      <text:h text:style-name="Heading_20_3" text:outline-level="3"><text:span text:style-name="Strong_20_Emphasis">Example:</text:span></text:h>
      <text:p text:style-name="P4">java</text:p>
      <text:p text:style-name="Text_20_body">Copy</text:p>
      <text:p text:style-name="Preformatted_20_Text">class Car {</text:p>
      <text:p text:style-name="Preformatted_20_Text"><text:s text:c="4"/>// Fields</text:p>
      <text:p text:style-name="Preformatted_20_Text"><text:s text:c="4"/>String color;</text:p>
      <text:p text:style-name="Preformatted_20_Text"><text:s text:c="4"/>String model;</text:p>
      <text:p text:style-name="Preformatted_20_Text"/>
      <text:p text:style-name="Preformatted_20_Text"><text:s text:c="4"/>// Method</text:p>
      <text:p text:style-name="Preformatted_20_Text"><text:s text:c="4"/>void drive() {</text:p>
      <text:p text:style-name="Preformatted_20_Text"><text:s text:c="8"/>System.out.println("The car is driving.");</text:p>
      <text:p text:style-name="Preformatted_20_Text"><text:soft-page-break/><text:s text:c="4"/>}</text:p>
      <text:p text:style-name="P5">}</text:p>
      <text:p text:style-name="Horizontal_20_Line"/>
      <text:h text:style-name="Heading_20_2" text:outline-level="2"><text:span text:style-name="Strong_20_Emphasis">3. What is an Object?</text:span></text:h>
      <text:p text:style-name="Text_20_body">An object is an instance of a class. It is created using the <text:span text:style-name="Source_20_Text">new</text:span> keyword.</text:p>
      <text:h text:style-name="Heading_20_3" text:outline-level="3"><text:span text:style-name="Strong_20_Emphasis">Syntax to Create an Object:</text:span></text:h>
      <text:p text:style-name="P4">java</text:p>
      <text:p text:style-name="Text_20_body">Copy</text:p>
      <text:p text:style-name="P5">ClassName objectName = new ClassName();</text:p>
      <text:h text:style-name="Heading_20_3" text:outline-level="3"><text:span text:style-name="Strong_20_Emphasis">Example:</text:span></text:h>
      <text:p text:style-name="P4">java</text:p>
      <text:p text:style-name="Text_20_body">Copy</text:p>
      <text:p text:style-name="Preformatted_20_Text">public class Main {</text:p>
      <text:p text:style-name="Preformatted_20_Text"><text:s text:c="4"/>public static void main(String[] args) {</text:p>
      <text:p text:style-name="Preformatted_20_Text"><text:s text:c="8"/>// Create an object of the Car class</text:p>
      <text:p text:style-name="Preformatted_20_Text"><text:s text:c="8"/>Car myCar = new Car();</text:p>
      <text:p text:style-name="Preformatted_20_Text"/>
      <text:p text:style-name="Preformatted_20_Text"><text:s text:c="8"/>// Access fields and methods</text:p>
      <text:p text:style-name="Preformatted_20_Text"><text:s text:c="8"/>myCar.color = "Red";</text:p>
      <text:p text:style-name="Preformatted_20_Text"><text:s text:c="8"/>myCar.model = "SUV";</text:p>
      <text:p text:style-name="Preformatted_20_Text"><text:s text:c="8"/>myCar.drive(); // Output: The car is driving.</text:p>
      <text:p text:style-name="Preformatted_20_Text"><text:s text:c="4"/>}</text:p>
      <text:p text:style-name="P5">}</text:p>
      <text:p text:style-name="Horizontal_20_Line"/>
      <text:h text:style-name="Heading_20_2" text:outline-level="2"><text:span text:style-name="Strong_20_Emphasis">4. Constructors</text:span></text:h>
      <text:p text:style-name="Text_20_body">A constructor is a special method used to initialize objects. It is called when an object is created.</text:p>
      <text:h text:style-name="Heading_20_3" text:outline-level="3"><text:span text:style-name="Strong_20_Emphasis">Key Points:</text:span></text:h>
      <text:list text:style-name="L4">
        <text:list-item>
          <text:p text:style-name="P6">The constructor name must match the class name.</text:p>
        </text:list-item>
        <text:list-item>
          <text:p text:style-name="P6">It does not have a return type, not even <text:span text:style-name="Source_20_Text">void</text:span>.</text:p>
        </text:list-item>
        <text:list-item>
          <text:p text:style-name="P6">If no constructor is defined, Java provides a default constructor.</text:p>
        </text:list-item>
      </text:list>
      <text:h text:style-name="Heading_20_3" text:outline-level="3"><text:span text:style-name="Strong_20_Emphasis">Types of Constructors:</text:span></text:h>
      <text:list text:style-name="L5">
        <text:list-item>
          <text:p text:style-name="P7"><text:span text:style-name="Strong_20_Emphasis">Default Constructor</text:span>: No arguments.</text:p>
        </text:list-item>
        <text:list-item>
          <text:p text:style-name="P7"><text:span text:style-name="Strong_20_Emphasis">Parameterized Constructor</text:span>: Takes arguments to initialize fields.</text:p>
        </text:list-item>
      </text:list>
      <text:h text:style-name="Heading_20_3" text:outline-level="3"><text:span text:style-name="Strong_20_Emphasis">Syntax of a Constructor:</text:span></text:h>
      <text:p text:style-name="P4">java</text:p>
      <text:p text:style-name="Text_20_body"><text:soft-page-break/>Copy</text:p>
      <text:p text:style-name="Preformatted_20_Text">class ClassName {</text:p>
      <text:p text:style-name="Preformatted_20_Text"><text:s text:c="4"/>// Constructor</text:p>
      <text:p text:style-name="Preformatted_20_Text"><text:s text:c="4"/>ClassName(parameters) {</text:p>
      <text:p text:style-name="Preformatted_20_Text"><text:s text:c="8"/>// Initialization code</text:p>
      <text:p text:style-name="Preformatted_20_Text"><text:s text:c="4"/>}</text:p>
      <text:p text:style-name="P5">}</text:p>
      <text:h text:style-name="Heading_20_3" text:outline-level="3"><text:span text:style-name="Strong_20_Emphasis">Example:</text:span></text:h>
      <text:p text:style-name="P4">java</text:p>
      <text:p text:style-name="Text_20_body">Copy</text:p>
      <text:p text:style-name="Preformatted_20_Text">class Car {</text:p>
      <text:p text:style-name="Preformatted_20_Text"><text:s text:c="4"/>String color;</text:p>
      <text:p text:style-name="Preformatted_20_Text"><text:s text:c="4"/>String model;</text:p>
      <text:p text:style-name="Preformatted_20_Text"/>
      <text:p text:style-name="Preformatted_20_Text"><text:s text:c="4"/>// Default Constructor</text:p>
      <text:p text:style-name="Preformatted_20_Text"><text:s text:c="4"/>Car() {</text:p>
      <text:p text:style-name="Preformatted_20_Text"><text:s text:c="8"/>color = "Unknown";</text:p>
      <text:p text:style-name="Preformatted_20_Text"><text:s text:c="8"/>model = "Unknown";</text:p>
      <text:p text:style-name="Preformatted_20_Text"><text:s text:c="4"/>}</text:p>
      <text:p text:style-name="Preformatted_20_Text"/>
      <text:p text:style-name="Preformatted_20_Text"><text:s text:c="4"/>// Parameterized Constructor</text:p>
      <text:p text:style-name="Preformatted_20_Text"><text:s text:c="4"/>Car(String c, String m) {</text:p>
      <text:p text:style-name="Preformatted_20_Text"><text:s text:c="8"/>color = c;</text:p>
      <text:p text:style-name="Preformatted_20_Text"><text:s text:c="8"/>model = m;</text:p>
      <text:p text:style-name="Preformatted_20_Text"><text:s text:c="4"/>}</text:p>
      <text:p text:style-name="Preformatted_20_Text"/>
      <text:p text:style-name="Preformatted_20_Text"><text:s text:c="4"/>void display() {</text:p>
      <text:p text:style-name="Preformatted_20_Text"><text:s text:c="8"/>System.out.println("Color: " + color + ", Model: " + model);</text:p>
      <text:p text:style-name="Preformatted_20_Text"><text:s text:c="4"/>}</text:p>
      <text:p text:style-name="Preformatted_20_Text">}</text:p>
      <text:p text:style-name="Preformatted_20_Text"/>
      <text:p text:style-name="Preformatted_20_Text">public class Main {</text:p>
      <text:p text:style-name="Preformatted_20_Text"><text:s text:c="4"/>public static void main(String[] args) {</text:p>
      <text:p text:style-name="Preformatted_20_Text"><text:s text:c="8"/>// Using default constructor</text:p>
      <text:p text:style-name="Preformatted_20_Text"><text:s text:c="8"/>Car car1 = new Car();</text:p>
      <text:p text:style-name="Preformatted_20_Text"><text:s text:c="8"/>car1.display(); // Output: Color: Unknown, Model: Unknown</text:p>
      <text:p text:style-name="Preformatted_20_Text"/>
      <text:p text:style-name="Preformatted_20_Text"><text:s text:c="8"/>// Using parameterized constructor</text:p>
      <text:p text:style-name="Preformatted_20_Text"><text:s text:c="8"/>Car car2 = new Car("Blue", "Sedan");</text:p>
      <text:p text:style-name="Preformatted_20_Text"><text:s text:c="8"/>car2.display(); // Output: Color: Blue, Model: Sedan</text:p>
      <text:p text:style-name="Preformatted_20_Text"><text:s text:c="4"/>}</text:p>
      <text:p text:style-name="P5">}</text:p>
      <text:p text:style-name="Horizontal_20_Line"/>
      <text:h text:style-name="Heading_20_2" text:outline-level="2"><text:span text:style-name="Strong_20_Emphasis">5. Key Differences Between Class and Object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Class</text:span></text:p>
            </table:table-cell>
            <table:table-cell table:style-name="Table1.A1" office:value-type="string">
              <text:p text:style-name="Table_20_Heading"><text:span text:style-name="Strong_20_Emphasis">Object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A blueprint or template.</text:p>
          </table:table-cell>
          <table:table-cell table:style-name="Table1.A1" office:value-type="string">
            <text:p text:style-name="Table_20_Contents">An instance of a class.</text:p>
          </table:table-cell>
        </table:table-row>
        <table:table-row>
          <table:table-cell table:style-name="Table1.A1" office:value-type="string">
            <text:p text:style-name="Table_20_Contents">Does not occupy memory.</text:p>
          </table:table-cell>
          <table:table-cell table:style-name="Table1.A1" office:value-type="string">
            <text:p text:style-name="Table_20_Contents">Occupies memory when created.</text:p>
          </table:table-cell>
        </table:table-row>
        <table:table-row>
          <table:table-cell table:style-name="Table1.A1" office:value-type="string">
            <text:p text:style-name="Table_20_Contents">Declared once.</text:p>
          </table:table-cell>
          <table:table-cell table:style-name="Table1.A1" office:value-type="string">
            <text:p text:style-name="Table_20_Contents">Can be created multiple times.</text:p>
          </table:table-cell>
        </table:table-row>
        <table:table-row>
          <table:table-cell table:style-name="Table1.A1" office:value-type="string">
            <text:p text:style-name="Table_20_Contents">Contains fields and methods.</text:p>
          </table:table-cell>
          <table:table-cell table:style-name="Table1.A1" office:value-type="string">
            <text:p text:style-name="Table_20_Contents">Represents real-world entities.</text:p>
          </table:table-cell>
        </table:table-row>
      </table:table>
      <text:p text:style-name="Horizontal_20_Line"/>
      <text:h text:style-name="Heading_20_2" text:outline-level="2"><text:soft-page-break/><text:span text:style-name="Strong_20_Emphasis">6. Practice Exercise</text:span></text:h>
      <text:list text:style-name="L6">
        <text:list-item>
          <text:p text:style-name="P8">Create a class <text:span text:style-name="Source_20_Text">Student</text:span> with fields <text:span text:style-name="Source_20_Text">name</text:span>, <text:span text:style-name="Source_20_Text">age</text:span>, and <text:span text:style-name="Source_20_Text">grade</text:span>. Add a method <text:span text:style-name="Source_20_Text">displayInfo()</text:span> to print the student's details.</text:p>
        </text:list-item>
        <text:list-item>
          <text:p text:style-name="P8">Create two objects of the <text:span text:style-name="Source_20_Text">Student</text:span> class using both default and parameterized constructors.</text:p>
        </text:list-item>
        <text:list-item>
          <text:p text:style-name="P8">Call the <text:span text:style-name="Source_20_Text">displayInfo()</text:span> method for both objects.</text:p>
        </text:list-item>
      </text:list>
      <text:h text:style-name="Heading_20_3" text:outline-level="3"><text:span text:style-name="Strong_20_Emphasis">Solution:</text:span></text:h>
      <text:p text:style-name="P4">java</text:p>
      <text:p text:style-name="Text_20_body">Copy</text:p>
      <text:p text:style-name="Preformatted_20_Text">class Student {</text:p>
      <text:p text:style-name="Preformatted_20_Text"><text:s text:c="4"/>String name;</text:p>
      <text:p text:style-name="Preformatted_20_Text"><text:s text:c="4"/>int age;</text:p>
      <text:p text:style-name="Preformatted_20_Text"><text:s text:c="4"/>char grade;</text:p>
      <text:p text:style-name="Preformatted_20_Text"/>
      <text:p text:style-name="Preformatted_20_Text"><text:s text:c="4"/>// Default Constructor</text:p>
      <text:p text:style-name="Preformatted_20_Text"><text:s text:c="4"/>Student() {</text:p>
      <text:p text:style-name="Preformatted_20_Text"><text:s text:c="8"/>name = "Unknown";</text:p>
      <text:p text:style-name="Preformatted_20_Text"><text:s text:c="8"/>age = 0;</text:p>
      <text:p text:style-name="Preformatted_20_Text"><text:s text:c="8"/>grade = 'N';</text:p>
      <text:p text:style-name="Preformatted_20_Text"><text:s text:c="4"/>}</text:p>
      <text:p text:style-name="Preformatted_20_Text"/>
      <text:p text:style-name="Preformatted_20_Text"><text:s text:c="4"/>// Parameterized Constructor</text:p>
      <text:p text:style-name="Preformatted_20_Text"><text:s text:c="4"/>Student(String n, int a, char g) {</text:p>
      <text:p text:style-name="Preformatted_20_Text"><text:s text:c="8"/>name = n;</text:p>
      <text:p text:style-name="Preformatted_20_Text"><text:s text:c="8"/>age = a;</text:p>
      <text:p text:style-name="Preformatted_20_Text"><text:s text:c="8"/>grade = g;</text:p>
      <text:p text:style-name="Preformatted_20_Text"><text:s text:c="4"/>}</text:p>
      <text:p text:style-name="Preformatted_20_Text"/>
      <text:p text:style-name="Preformatted_20_Text"><text:s text:c="4"/>void displayInfo() {</text:p>
      <text:p text:style-name="Preformatted_20_Text"><text:s text:c="8"/>System.out.println("Name: " + name + ", Age: " + age + ", Grade: " + grade);</text:p>
      <text:p text:style-name="Preformatted_20_Text"><text:s text:c="4"/>}</text:p>
      <text:p text:style-name="Preformatted_20_Text">}</text:p>
      <text:p text:style-name="Preformatted_20_Text"/>
      <text:p text:style-name="Preformatted_20_Text">public class Main {</text:p>
      <text:p text:style-name="Preformatted_20_Text"><text:s text:c="4"/>public static void main(String[] args) {</text:p>
      <text:p text:style-name="Preformatted_20_Text"><text:s text:c="8"/>// Using default constructor</text:p>
      <text:p text:style-name="Preformatted_20_Text"><text:s text:c="8"/>Student student1 = new Student();</text:p>
      <text:p text:style-name="Preformatted_20_Text"><text:s text:c="8"/>student1.displayInfo(); // Output: Name: Unknown, Age: 0, Grade: N</text:p>
      <text:p text:style-name="Preformatted_20_Text"/>
      <text:p text:style-name="Preformatted_20_Text"><text:s text:c="8"/>// Using parameterized constructor</text:p>
      <text:p text:style-name="Preformatted_20_Text"><text:s text:c="8"/>Student student2 = new Student("Alice", 20, 'A');</text:p>
      <text:p text:style-name="Preformatted_20_Text"><text:s text:c="8"/>student2.displayInfo(); // Output: Name: Alice, Age: 20, Grade: A</text:p>
      <text:p text:style-name="Preformatted_20_Text"><text:s text:c="4"/>}</text:p>
      <text:p text:style-name="P5">}</text:p>
      <text:p text:style-name="Horizontal_20_Line"/>
      <text:h text:style-name="Heading_20_2" text:outline-level="2"><text:span text:style-name="Strong_20_Emphasis">7. Summary</text:span></text:h>
      <text:list text:style-name="L7">
        <text:list-item>
          <text:p text:style-name="P9">A <text:span text:style-name="Strong_20_Emphasis">class</text:span> is a blueprint for creating objects.</text:p>
        </text:list-item>
        <text:list-item>
          <text:p text:style-name="P9">An <text:span text:style-name="Strong_20_Emphasis">object</text:span> is an instance of a class.</text:p>
        </text:list-item>
        <text:list-item>
          <text:p text:style-name="P9">A <text:span text:style-name="Strong_20_Emphasis">constructor</text:span> is used to initialize objects.</text:p>
        </text:list-item>
        <text:list-item>
          <text:p text:style-name="P9"><text:soft-page-break/>Constructors can be default or parameterized.</text:p>
        </text:list-item>
      </text:list>
      <text:p text:style-name="Horizontal_20_Line"/>
      <text:p text:style-name="Text_20_body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h text:style-name="P12" text:outline-level="2"><text:soft-page-break/><text:span text:style-name="Strong_20_Emphasis">Homework: Classes, Objects, and Constructors in Java</text:span></text:h>
      <text:h text:style-name="Heading_20_3" text:outline-level="3"><text:span text:style-name="Strong_20_Emphasis">1. Basic Concepts</text:span></text:h>
      <text:list text:style-name="L8">
        <text:list-item>
          <text:p text:style-name="P13"><text:span text:style-name="Strong_20_Emphasis">Define the following terms:</text:span></text:p>
          <text:list>
            <text:list-item>
              <text:p text:style-name="P13">Class</text:p>
            </text:list-item>
            <text:list-item>
              <text:p text:style-name="P13">Object</text:p>
            </text:list-item>
            <text:list-item>
              <text:p text:style-name="P13">Constructor</text:p>
            </text:list-item>
          </text:list>
        </text:list-item>
        <text:list-item>
          <text:p text:style-name="P13"><text:span text:style-name="Strong_20_Emphasis">Explain the difference between a default constructor and a parameterized constructor.</text:span></text:p>
        </text:list-item>
        <text:list-item>
          <text:p text:style-name="P13"><text:span text:style-name="Strong_20_Emphasis">What is the purpose of the </text:span><text:span text:style-name="Strong_20_Emphasis"><text:span text:style-name="Source_20_Text">new</text:span></text:span><text:span text:style-name="Strong_20_Emphasis"> keyword in Java? Give an example.</text:span></text:p>
        </text:list-item>
      </text:list>
      <text:p text:style-name="Horizontal_20_Line"/>
      <text:h text:style-name="Heading_20_3" text:outline-level="3"><text:span text:style-name="Strong_20_Emphasis">2. Coding Exercises</text:span></text:h>
      <text:h text:style-name="Heading_20_4" text:outline-level="4"><text:span text:style-name="Strong_20_Emphasis">Exercise 1: Create a Class</text:span></text:h>
      <text:p text:style-name="Text_20_body">Create a class called <text:span text:style-name="Source_20_Text">Book</text:span> with the following:</text:p>
      <text:list text:style-name="L9">
        <text:list-item>
          <text:p text:style-name="P14">Fields: <text:span text:style-name="Source_20_Text">title</text:span>, <text:span text:style-name="Source_20_Text">author</text:span>, <text:span text:style-name="Source_20_Text">price</text:span></text:p>
        </text:list-item>
        <text:list-item>
          <text:p text:style-name="P14">A default constructor that initializes the fields with default values.</text:p>
        </text:list-item>
        <text:list-item>
          <text:p text:style-name="P14">A parameterized constructor to initialize the fields with specific values.</text:p>
        </text:list-item>
        <text:list-item>
          <text:p text:style-name="P14">A method <text:span text:style-name="Source_20_Text">displayDetails()</text:span> to print the book details.</text:p>
        </text:list-item>
      </text:list>
      <text:p text:style-name="Text_20_body">Test your class by creating two objects:</text:p>
      <text:list text:style-name="L10">
        <text:list-item>
          <text:p text:style-name="P15">One using the default constructor.</text:p>
        </text:list-item>
        <text:list-item>
          <text:p text:style-name="P15">One using the parameterized constructor.</text:p>
        </text:list-item>
      </text:list>
      <text:p text:style-name="Text_20_body">Call the <text:span text:style-name="Source_20_Text">displayDetails()</text:span> method for both objects.</text:p>
      <text:p text:style-name="Horizontal_20_Line"/>
      <text:h text:style-name="Heading_20_4" text:outline-level="4"><text:span text:style-name="Strong_20_Emphasis">Exercise 2: Employee Class</text:span></text:h>
      <text:p text:style-name="Text_20_body">Create a class called <text:span text:style-name="Source_20_Text">Employee</text:span> with the following:</text:p>
      <text:list text:style-name="L11">
        <text:list-item>
          <text:p text:style-name="P16">Fields: <text:span text:style-name="Source_20_Text">name</text:span>, <text:span text:style-name="Source_20_Text">employeeId</text:span>, <text:span text:style-name="Source_20_Text">salary</text:span></text:p>
        </text:list-item>
        <text:list-item>
          <text:p text:style-name="P16">A parameterized constructor to initialize the fields.</text:p>
        </text:list-item>
        <text:list-item>
          <text:p text:style-name="P16">A method <text:span text:style-name="Source_20_Text">calculateBonus()</text:span> that returns 10% of the salary as a bonus.</text:p>
        </text:list-item>
        <text:list-item>
          <text:p text:style-name="P16">A method <text:span text:style-name="Source_20_Text">displayEmployeeDetails()</text:span> to print the employee's name, ID, salary, and bonus.</text:p>
        </text:list-item>
      </text:list>
      <text:p text:style-name="Text_20_body">Test your class by creating an object and calling the methods.</text:p>
      <text:p text:style-name="Horizontal_20_Line"/>
      <text:h text:style-name="Heading_20_4" text:outline-level="4"><text:soft-page-break/><text:span text:style-name="Strong_20_Emphasis">Exercise 3: Rectangle Class</text:span></text:h>
      <text:p text:style-name="Text_20_body">Create a class called <text:span text:style-name="Source_20_Text">Rectangle</text:span> with the following:</text:p>
      <text:list text:style-name="L12">
        <text:list-item>
          <text:p text:style-name="P17">Fields: <text:span text:style-name="Source_20_Text">length</text:span>, <text:span text:style-name="Source_20_Text">width</text:span></text:p>
        </text:list-item>
        <text:list-item>
          <text:p text:style-name="P17">A parameterized constructor to initialize the fields.</text:p>
        </text:list-item>
        <text:list-item>
          <text:p text:style-name="P17">A method <text:span text:style-name="Source_20_Text">calculateArea()</text:span> to return the area of the rectangle.</text:p>
        </text:list-item>
        <text:list-item>
          <text:p text:style-name="P17">A method <text:span text:style-name="Source_20_Text">calculatePerimeter()</text:span> to return the perimeter of the rectangle.</text:p>
        </text:list-item>
      </text:list>
      <text:p text:style-name="Text_20_body">Test your class by creating an object and calling the methods to display the area and perimeter.</text:p>
      <text:p text:style-name="Horizontal_20_Line"/>
      <text:h text:style-name="Heading_20_4" text:outline-level="4"><text:span text:style-name="Strong_20_Emphasis">Exercise 4: Bank Account Class</text:span></text:h>
      <text:p text:style-name="Text_20_body">Create a class called <text:span text:style-name="Source_20_Text">BankAccount</text:span> with the following:</text:p>
      <text:list text:style-name="L13">
        <text:list-item>
          <text:p text:style-name="P18">Fields: <text:span text:style-name="Source_20_Text">accountNumber</text:span>, <text:span text:style-name="Source_20_Text">accountHolderName</text:span>, <text:span text:style-name="Source_20_Text">balance</text:span></text:p>
        </text:list-item>
        <text:list-item>
          <text:p text:style-name="P18">A parameterized constructor to initialize the fields.</text:p>
        </text:list-item>
        <text:list-item>
          <text:p text:style-name="P18">A method <text:span text:style-name="Source_20_Text">deposit(amount)</text:span> to add the amount to the balance.</text:p>
        </text:list-item>
        <text:list-item>
          <text:p text:style-name="P18">A method <text:span text:style-name="Source_20_Text">withdraw(amount)</text:span> to deduct the amount from the balance (ensure the balance doesn’t go below zero).</text:p>
        </text:list-item>
        <text:list-item>
          <text:p text:style-name="P18">A method <text:span text:style-name="Source_20_Text">displayBalance()</text:span> to print the current balance.</text:p>
        </text:list-item>
      </text:list>
      <text:p text:style-name="Text_20_body">Test your class by creating an object, performing deposits and withdrawals, and displaying the balance.</text:p>
      <text:p text:style-name="Horizontal_20_Line"/>
      <text:h text:style-name="Heading_20_3" text:outline-level="3"><text:span text:style-name="Strong_20_Emphasis">3. Challenge Problems</text:span></text:h>
      <text:h text:style-name="Heading_20_4" text:outline-level="4"><text:span text:style-name="Strong_20_Emphasis">Challenge 1: Student Management System</text:span></text:h>
      <text:p text:style-name="Text_20_body">Create a class called <text:span text:style-name="Source_20_Text">Student</text:span> with the following:</text:p>
      <text:list text:style-name="L14">
        <text:list-item>
          <text:p text:style-name="P19">Fields: <text:span text:style-name="Source_20_Text">studentId</text:span>, <text:span text:style-name="Source_20_Text">name</text:span>, <text:span text:style-name="Source_20_Text">marks</text:span> (an array of 5 subjects)</text:p>
        </text:list-item>
        <text:list-item>
          <text:p text:style-name="P19">A parameterized constructor to initialize the fields.</text:p>
        </text:list-item>
        <text:list-item>
          <text:p text:style-name="P19">A method <text:span text:style-name="Source_20_Text">calculateTotal()</text:span> to return the total marks.</text:p>
        </text:list-item>
        <text:list-item>
          <text:p text:style-name="P19">A method <text:span text:style-name="Source_20_Text">calculateAverage()</text:span> to return the average marks.</text:p>
        </text:list-item>
        <text:list-item>
          <text:p text:style-name="P19">A method <text:span text:style-name="Source_20_Text">displayResult()</text:span> to print the student's name, total marks, and average marks.</text:p>
        </text:list-item>
      </text:list>
      <text:p text:style-name="Text_20_body">Test your class by creating an object and calling the methods.</text:p>
      <text:p text:style-name="Horizontal_20_Line"/>
      <text:h text:style-name="Heading_20_4" text:outline-level="4"><text:span text:style-name="Strong_20_Emphasis">Challenge 2: Car Rental System</text:span></text:h>
      <text:p text:style-name="Text_20_body">Create a class called <text:span text:style-name="Source_20_Text">Car</text:span> with the following:</text:p>
      <text:list text:style-name="L15">
        <text:list-item>
          <text:p text:style-name="P20"><text:soft-page-break/>Fields: <text:span text:style-name="Source_20_Text">carId</text:span>, <text:span text:style-name="Source_20_Text">model</text:span>, <text:span text:style-name="Source_20_Text">rentalPricePerDay</text:span></text:p>
        </text:list-item>
        <text:list-item>
          <text:p text:style-name="P20">A parameterized constructor to initialize the fields.</text:p>
        </text:list-item>
        <text:list-item>
          <text:p text:style-name="P20">A method <text:span text:style-name="Source_20_Text">calculateRentalCost(days)</text:span> to return the total rental cost for a given number of days.</text:p>
        </text:list-item>
        <text:list-item>
          <text:p text:style-name="P20">A method <text:span text:style-name="Source_20_Text">displayCarDetails()</text:span> to print the car's details.</text:p>
        </text:list-item>
      </text:list>
      <text:p text:style-name="Text_20_body">Test your class by creating an object and calculating the rental cost for 7 days.</text:p>
      <text:p text:style-name="Horizontal_20_Line"/>
      <text:h text:style-name="Heading_20_3" text:outline-level="3"><text:span text:style-name="Strong_20_Emphasis">4. Debugging Exercise</text:span></text:h>
      <text:p text:style-name="Text_20_body">The following code has errors. Identify and fix them:</text:p>
      <text:p text:style-name="P4">java</text:p>
      <text:p text:style-name="Text_20_body">Copy</text:p>
      <text:p text:style-name="Preformatted_20_Text">class Dog {</text:p>
      <text:p text:style-name="Preformatted_20_Text"><text:s text:c="4"/>String breed;</text:p>
      <text:p text:style-name="Preformatted_20_Text"><text:s text:c="4"/>int age;</text:p>
      <text:p text:style-name="Preformatted_20_Text"/>
      <text:p text:style-name="Preformatted_20_Text"><text:s text:c="4"/>Dog(String b, int a) {</text:p>
      <text:p text:style-name="Preformatted_20_Text"><text:s text:c="8"/>breed = b;</text:p>
      <text:p text:style-name="Preformatted_20_Text"><text:s text:c="8"/>age = a;</text:p>
      <text:p text:style-name="Preformatted_20_Text"><text:s text:c="4"/>}</text:p>
      <text:p text:style-name="Preformatted_20_Text"/>
      <text:p text:style-name="Preformatted_20_Text"><text:s text:c="4"/>void bark() {</text:p>
      <text:p text:style-name="Preformatted_20_Text"><text:s text:c="8"/>System.out.println("The dog is barking.");</text:p>
      <text:p text:style-name="Preformatted_20_Text"><text:s text:c="4"/>}</text:p>
      <text:p text:style-name="Preformatted_20_Text"/>
      <text:p text:style-name="Preformatted_20_Text"><text:s text:c="4"/>void displayDetails() {</text:p>
      <text:p text:style-name="Preformatted_20_Text"><text:s text:c="8"/>System.out.println("Breed: " + breed + ", Age: " + age);</text:p>
      <text:p text:style-name="Preformatted_20_Text"><text:s text:c="4"/>}</text:p>
      <text:p text:style-name="Preformatted_20_Text">}</text:p>
      <text:p text:style-name="Preformatted_20_Text"/>
      <text:p text:style-name="Preformatted_20_Text">public class Main {</text:p>
      <text:p text:style-name="Preformatted_20_Text"><text:s text:c="4"/>public static void main(String[] args) {</text:p>
      <text:p text:style-name="Preformatted_20_Text"><text:s text:c="8"/>Dog myDog = new Dog();</text:p>
      <text:p text:style-name="Preformatted_20_Text"><text:s text:c="8"/>myDog.breed = "Labrador";</text:p>
      <text:p text:style-name="Preformatted_20_Text"><text:s text:c="8"/>myDog.age = 3;</text:p>
      <text:p text:style-name="Preformatted_20_Text"><text:s text:c="8"/>myDog.displayDetails();</text:p>
      <text:p text:style-name="Preformatted_20_Text"><text:s text:c="8"/>myDog.bark();</text:p>
      <text:p text:style-name="Preformatted_20_Text"><text:s text:c="4"/>}</text:p>
      <text:p text:style-name="P5">}</text:p>
      <text:p text:style-name="Horizontal_20_Line"/>
      <text:h text:style-name="Heading_20_3" text:outline-level="3"><text:span text:style-name="Strong_20_Emphasis">5. Conceptual Questions</text:span></text:h>
      <text:list text:style-name="L16">
        <text:list-item>
          <text:p text:style-name="P21">Why do we need constructors in Java?</text:p>
        </text:list-item>
        <text:list-item>
          <text:p text:style-name="P21">Can a class have multiple constructors? If yes, how?</text:p>
        </text:list-item>
        <text:list-item>
          <text:p text:style-name="P21">What happens if you don’t define any constructor in a class?</text:p>
        </text:list-item>
        <text:list-item>
          <text:p text:style-name="P21">What is the difference between a method and a constructor?</text:p>
        </text:list-item>
      </text:list>
      <text:p text:style-name="Horizontal_20_Line"/>
      <text:h text:style-name="Heading_20_3" text:outline-level="3"><text:soft-page-break/><text:span text:style-name="Strong_20_Emphasis">6. Bonus Question</text:span></text:h>
      <text:p text:style-name="Text_20_body">Create a class called <text:span text:style-name="Source_20_Text">Circle</text:span> with the following:</text:p>
      <text:list text:style-name="L17">
        <text:list-item>
          <text:p text:style-name="P22">Field: <text:span text:style-name="Source_20_Text">radius</text:span></text:p>
        </text:list-item>
        <text:list-item>
          <text:p text:style-name="P22">A parameterized constructor to initialize the field.</text:p>
        </text:list-item>
        <text:list-item>
          <text:p text:style-name="P22">A method <text:span text:style-name="Source_20_Text">calculateArea()</text:span> to return the area of the circle (use <text:span text:style-name="Source_20_Text">Math.PI</text:span> for the value of π).</text:p>
        </text:list-item>
        <text:list-item>
          <text:p text:style-name="P22">A method <text:span text:style-name="Source_20_Text">calculateCircumference()</text:span> to return the circumference of the circle.</text:p>
        </text:list-item>
      </text:list>
      <text:p text:style-name="Text_20_body">Test your class by creating an object and calling the methods.</text:p>
      <text:p text:style-name="Horizontal_20_Line"/>
      <text:h text:style-name="Heading_20_2" text:outline-level="2"><text:span text:style-name="Strong_20_Emphasis">Answer Key (For Your Reference)</text:span></text:h>
      <text:h text:style-name="Heading_20_3" text:outline-level="3"><text:span text:style-name="Strong_20_Emphasis">Debugging Exercise Solution</text:span></text:h>
      <text:p text:style-name="P4">java</text:p>
      <text:p text:style-name="Text_20_body">Copy</text:p>
      <text:p text:style-name="Preformatted_20_Text">class Dog {</text:p>
      <text:p text:style-name="Preformatted_20_Text"><text:s text:c="4"/>String breed;</text:p>
      <text:p text:style-name="Preformatted_20_Text"><text:s text:c="4"/>int age;</text:p>
      <text:p text:style-name="Preformatted_20_Text"/>
      <text:p text:style-name="Preformatted_20_Text"><text:s text:c="4"/>// Add a default constructor</text:p>
      <text:p text:style-name="Preformatted_20_Text"><text:s text:c="4"/>Dog() {</text:p>
      <text:p text:style-name="Preformatted_20_Text"><text:s text:c="8"/>breed = "Unknown";</text:p>
      <text:p text:style-name="Preformatted_20_Text"><text:s text:c="8"/>age = 0;</text:p>
      <text:p text:style-name="Preformatted_20_Text"><text:s text:c="4"/>}</text:p>
      <text:p text:style-name="Preformatted_20_Text"/>
      <text:p text:style-name="Preformatted_20_Text"><text:s text:c="4"/>Dog(String b, int a) {</text:p>
      <text:p text:style-name="Preformatted_20_Text"><text:s text:c="8"/>breed = b;</text:p>
      <text:p text:style-name="Preformatted_20_Text"><text:s text:c="8"/>age = a;</text:p>
      <text:p text:style-name="Preformatted_20_Text"><text:s text:c="4"/>}</text:p>
      <text:p text:style-name="Preformatted_20_Text"/>
      <text:p text:style-name="Preformatted_20_Text"><text:s text:c="4"/>void bark() {</text:p>
      <text:p text:style-name="Preformatted_20_Text"><text:s text:c="8"/>System.out.println("The dog is barking.");</text:p>
      <text:p text:style-name="Preformatted_20_Text"><text:s text:c="4"/>}</text:p>
      <text:p text:style-name="Preformatted_20_Text"/>
      <text:p text:style-name="Preformatted_20_Text"><text:s text:c="4"/>void displayDetails() {</text:p>
      <text:p text:style-name="Preformatted_20_Text"><text:s text:c="8"/>System.out.println("Breed: " + breed + ", Age: " + age);</text:p>
      <text:p text:style-name="Preformatted_20_Text"><text:s text:c="4"/>}</text:p>
      <text:p text:style-name="Preformatted_20_Text">}</text:p>
      <text:p text:style-name="Preformatted_20_Text"/>
      <text:p text:style-name="Preformatted_20_Text">public class Main {</text:p>
      <text:p text:style-name="Preformatted_20_Text"><text:s text:c="4"/>public static void main(String[] args) {</text:p>
      <text:p text:style-name="Preformatted_20_Text"><text:s text:c="8"/>// Use the default constructor or parameterized constructor</text:p>
      <text:p text:style-name="Preformatted_20_Text"><text:s text:c="8"/>Dog myDog = new Dog("Labrador", 3);</text:p>
      <text:p text:style-name="Preformatted_20_Text"><text:s text:c="8"/>myDog.displayDetails();</text:p>
      <text:p text:style-name="Preformatted_20_Text"><text:s text:c="8"/>myDog.bark();</text:p>
      <text:p text:style-name="Preformatted_20_Text"><text:s text:c="4"/>}</text:p>
      <text:p text:style-name="P5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9:13:06.608367888</meta:creation-date>
    <dc:date>2025-01-07T19:18:22.465111332</dc:date>
    <meta:editing-duration>PT5M16S</meta:editing-duration>
    <meta:editing-cycles>1</meta:editing-cycles>
    <meta:document-statistic meta:table-count="1" meta:image-count="0" meta:object-count="0" meta:page-count="9" meta:paragraph-count="282" meta:word-count="1411" meta:character-count="9004" meta:non-whitespace-character-count="7263"/>
    <meta:generator>LibreOffice/24.8.2.1$Linux_X86_64 LibreOffice_project/480$Build-1</meta:generator>
  </office:meta>
</office:document-meta>
</file>